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dp2" style:family="drawing-page"/>
    <style:style style:name="gr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0.975cm" fo:min-width="10.725cm"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d0d3d4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111111" draw:textarea-horizontal-align="center" draw:textarea-vertical-align="middle" loext:decorative="fals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0d3d4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3cm" svg:height="15.873cm" svg:x="0.278cm" svg:y="0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5.872cm" svg:height="15.872cm" svg:x="0.278cm" svg:y="0.278cm" svg:viewBox="0 0 15873 15873" svg:d="M15873 7936c0 4382-3554 7937-7936 7937-4384 0-7937-3555-7937-7937 0-414 31-821 93-1217h1695v4689h1608v-4689h1801v4689h1536v-3496h33l2044 3062c204 323 391 434 782 434h1056v-4689h1807v4689h1582v-4689h1743c61 396 93 803 93 1217zM6697 5567c392 0 587 110 783 433l1606 2502h55v-2935h6369c-1007-3226-4018-5567-7575-5567-3558 0-6570 2341-7577 5567h4783z">
          <text:p/>
        </draw:path>
        <draw:g draw:style-name="gr3">
          <draw:path draw:style-name="gr4" draw:text-style-name="P3" draw:layer="layout" svg:width="3.726cm" svg:height="4.219cm" svg:x="6.352cm" svg:y="11.77cm" svg:viewBox="0 0 3727 4220" svg:d="M3493 1500c0-195 48-367 109-507l123-278-289-85c-125-37-217-132-271-282l-127-348-284 235c-93 76-200 128-313 128-152 0-302-76-396-169l-182-180-182 180c-94 93-244 169-396 169-113 0-220-52-313-128l-283-235-128 348c-54 150-145 245-271 282l-288 85 123 278c61 140 108 312 108 507 0 475-233 569-233 1069 0 668 497 1147 1048 1288 272 69 398 76 601 132 26 28 214 231 214 231 0 0 188-203 214-231 203-56 330-63 602-132 550-141 1048-620 1048-1288 0-500-234-594-234-1069zM2646 3729c-291 74-492 92-640 146-20 18-143 151-143 151 0 0-123-133-142-151-148-54-350-72-641-146-613-155-949-670-949-1160 0-446 232-584 232-1070 0-379-181-700-181-700 0 0 446-38 566-579 0 0 267 275 537 275 349 0 578-296 578-296 0 0 230 296 578 296 271 0 537-275 537-275 121 541 566 579 566 579 0 0-181 321-181 700 0 486 233 624 233 1070 0 490-336 1005-950 1160z">
            <text:p/>
          </draw:path>
          <draw:path draw:style-name="gr4" draw:text-style-name="P3" draw:layer="layout" svg:width="3.203cm" svg:height="3.444cm" svg:x="6.614cm" svg:y="12.154cm" svg:viewBox="0 0 3204 3445" svg:d="M2971 1115c0-347 131-615 131-615 0 0-303-61-444-444 0 0-200 187-478 187-347 0-578-243-578-243 0 0-231 243-578 243-277 0-478-187-478-187-141 383-444 444-444 444 0 0 131 268 131 615 0 515-233 664-233 1069 0 567 442 928 852 1032 324 82 536 91 679 160 0 0 51 47 71 69 19-22 71-69 71-69 143-69 355-78 679-160 410-104 852-465 852-1032 0-405-233-554-233-1069zM382 1115c0-220-48-410-89-533 96-53 215-146 311-305 103 57 249 115 420 115 260 0 462-113 578-198 116 85 319 198 578 198 41 0 82-3 119-9l-2123 1595c61-240 206-439 206-863zM671 2989c-272-140-510-408-522-776l2493-1871c87 120 187 195 269 240-41 123-89 313-89 533 0 91 7 172 18 245zM2316 3071c-257 66-572 100-666 154-22 15-48 43-48 43 0 0-26-28-47-43-96-54-410-88-667-154-10-2-19-5-29-7l2022-1519c69 241 174 399 174 639 0 481-384 797-739 887z">
            <text:p/>
          </draw:path>
          <draw:path draw:style-name="gr4" draw:text-style-name="P3" draw:layer="layout" svg:width="0.673cm" svg:height="1.274cm" svg:x="7.198cm" svg:y="13.701cm" svg:viewBox="0 0 674 1275" svg:d="M492 669l-234-358-258 195c0 0 90 3 90 97v672l183-137v-475l208 319 193-145v-837l-182 137z">
            <text:p/>
          </draw:path>
          <draw:path draw:style-name="gr4" draw:text-style-name="P3" draw:layer="layout" svg:width="0.661cm" svg:height="1.265cm" svg:x="7.945cm" svg:y="13.148cm" svg:viewBox="0 0 662 1266" svg:d="M483 443l-205 154v-309l-278 209c0 0 90 3 90 97v672l188-141v-306l205-154v306l179-134v-837l-179 134z">
            <text:p/>
          </draw:path>
          <draw:path draw:style-name="gr4" draw:text-style-name="P3" draw:layer="layout" svg:width="0.607cm" svg:height="0.977cm" svg:x="8.673cm" svg:y="12.89cm" svg:viewBox="0 0 608 978" svg:d="M278 624v-624l-278 209c0 0 91 3 91 97v672l517-389c-11-133 0-213 0-213z">
            <text:p/>
          </draw:path>
          <draw:path draw:style-name="gr5" draw:text-style-name="P4" draw:layer="layout" svg:width="3.464cm" svg:height="3.826cm" svg:x="6.483cm" svg:y="11.969cm" svg:viewBox="0 0 3465 3827" svg:d="M2848 21c0 0-267 275-538 275-348 0-578-296-578-296 0 0-228 296-578 296-270 0-537-275-537-275-120 541-565 579-565 579 0 0 181 321 181 700 0 486-233 625-233 1070 0 490 336 1005 950 1160 291 74 492 92 641 146 18 18 141 151 141 151 0 0 124-133 143-151 148-54 349-72 640-146 614-155 950-670 950-1160 0-445-233-584-233-1070 0-379 182-700 182-700 0 0-445-38-566-579zM3102 1300c0 515 232 664 232 1070 0 566-441 927-851 1031-324 83-537 92-679 161 0 0-52 47-72 69-19-22-71-69-71-69-142-69-354-78-678-161-410-104-852-465-852-1031 0-406 232-555 232-1070 0-347-130-615-130-615 0 0 302-61 443-443 0 0 201 187 478 187 348 0 578-244 578-244 0 0 232 244 578 244 278 0 479-187 479-187 141 382 444 443 444 443 0 0-131 268-131 615z">
            <text:p/>
          </draw:path>
          <draw:path draw:style-name="gr5" draw:text-style-name="P4" draw:layer="layout" svg:width="3.88cm" svg:height="4.399cm" svg:x="6.275cm" svg:y="11.674cm" svg:viewBox="0 0 3881 4400" svg:d="M3296 424l-155-424-346 287c-92 76-185 114-277 114-122 0-262-59-355-152l-223-220-223 220c-93 93-232 152-355 152-91 0-184-38-276-114l-346-287-155 424c-48 132-127 216-234 247l-351 103 149 338c69 157 104 319 104 485 0 456-233 560-233 1068 0 731 565 1209 1090 1344 266 64 346 69 586 128 19 21 244 263 244 263 0 0 226-242 245-263 240-59 320-64 586-128 525-135 1090-613 1090-1344 0-508-232-612-232-1068 0-166 34-328 103-485l149-338-351-103c-107-31-186-115-234-247zM3680 1089c-62 140-109 312-109 508 0 474 233 568 233 1068 0 668-497 1147-1048 1288-272 69-399 76-602 133-26 27-214 230-214 230 0 0-187-203-214-230-202-57-329-64-601-133-551-141-1048-620-1048-1288 0-500 233-594 233-1068 0-196-47-368-108-508l-123-278 288-85c126-37 217-132 272-282l127-348 283 235c93 77 200 128 313 128 152 0 302-76 396-169l182-180 183 180c94 93 244 169 395 169 114 0 220-51 313-128l284-235 127 348c55 150 146 245 272 282l288 85z">
            <text:p/>
          </draw:path>
          <draw:path draw:style-name="gr5" draw:text-style-name="P4" draw:layer="layout" svg:width="2.761cm" svg:height="2.646cm" svg:x="6.763cm" svg:y="12.496cm" svg:viewBox="0 0 2762 2647" svg:d="M2493 0l-2493 1871c12 369 250 637 522 776l2169-1628c-11-73-18-154-18-246 0-220 48-410 89-533-82-45-182-119-269-240zM1109 2042l-193 144-208-319v476l-183 136v-671c0-94-90-97-90-97l258-195 233 357v-532l183-136zM1844 1489l-178 134v-306l-206 154v306l-188 142v-672c0-95-90-98-90-98l278-209v310l206-155v-309l178-134zM2518 983l-518 389v-672c0-94-90-97-90-97l277-208v623l331-248c0 0-12 80 0 213z">
            <text:p/>
          </draw:path>
          <draw:path draw:style-name="gr5" draw:text-style-name="P4" draw:layer="layout" svg:width="2.123cm" svg:height="1.783cm" svg:x="6.789cm" svg:y="12.348cm" svg:viewBox="0 0 2124 1784" svg:d="M2004 198c-259 0-461-112-578-198-115 86-318 198-578 198-171 0-317-58-419-115-96 159-216 253-312 305 41 123 89 313 89 533 0 424-144 623-206 863l2124-1595c-38 6-79 9-120 9z">
            <text:p/>
          </draw:path>
          <draw:path draw:style-name="gr5" draw:text-style-name="P4" draw:layer="layout" svg:width="2.195cm" svg:height="1.722cm" svg:x="7.473cm" svg:y="13.7cm" svg:viewBox="0 0 2196 1723" svg:d="M0 1518c10 3 19 6 29 8 257 65 571 99 666 153 21 16 47 44 47 44 0 0 27-28 48-44 95-54 410-88 666-153 356-90 740-406 740-887 0-240-105-398-175-639z">
            <text:p/>
          </draw:path>
          <draw:path draw:style-name="gr2" draw:text-style-name="P2" draw:layer="layout" svg:width="0.299cm" svg:height="0.298cm" svg:x="9.618cm" svg:y="15.498cm" svg:viewBox="0 0 300 299" svg:d="M300 149c0-82-67-149-150-149-82 0-150 67-150 149 0 84 68 150 150 150 83 0 150-66 150-150zM32 149c0-64 53-117 118-117s118 53 118 117c0 66-53 118-118 118s-118-52-118-118z">
            <text:p/>
          </draw:path>
          <draw:path draw:style-name="gr2" draw:text-style-name="P2" draw:layer="layout" svg:width="0.122cm" svg:height="0.17cm" svg:x="9.707cm" svg:y="15.561cm" svg:viewBox="0 0 123 171" svg:d="M123 171l-34-72c21-7 34-25 34-48 0-28-22-51-51-51h-72v171h32v-69h24l32 69zM72 70h-40v-38h40c11 0 19 9 19 19 0 11-8 19-19 19z">
            <text:p/>
          </draw:path>
        </draw:g>
        <draw:g draw:style-name="gr3">
          <draw:path draw:style-name="gr6" draw:text-style-name="P5" draw:layer="layout" svg:width="2.595cm" svg:height="3.152cm" svg:x="10.679cm" svg:y="2.35cm" svg:viewBox="0 0 2596 3153" svg:d="M632 581c60-246-84-452-223-580l1345-1-593 2422 1435 1c-46 182-110 405-157 727l-2439 3z">
            <text:p/>
          </draw:path>
          <draw:path draw:style-name="gr6" draw:text-style-name="P5" draw:layer="layout" svg:width="4.047cm" svg:height="3.151cm" svg:x="3.155cm" svg:y="2.351cm" svg:viewBox="0 0 4048 3152" svg:d="M634 585c61-247-81-452-219-585h1322l844 1999 492-1999h975l-772 3152h-1077l-776-1799-444 1799h-979z">
            <text:p/>
          </draw:path>
          <draw:path draw:style-name="gr6" draw:text-style-name="P5" draw:layer="layout" svg:width="3.878cm" svg:height="3.151cm" svg:x="7.002cm" svg:y="2.351cm" svg:viewBox="0 0 3879 3152" svg:d="M633 588c59-248-85-454-225-588h1347l-300 1213 1148-1 294-1212h982l-774 3152h-980l300-1214-1147 2-298 1212h-980z">
            <text:p/>
          </draw:path>
        </draw:g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74cm" fo:margin-bottom="0.274cm" fo:margin-left="0.274cm" fo:margin-right="0.274cm" fo:page-width="16.431cm" fo:page-height="16.4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7T21:50:53.958000000</dc:date>
    <meta:editing-duration>PT11M11S</meta:editing-duration>
    <meta:editing-cycles>1</meta:editing-cycles>
    <meta:document-statistic meta:object-count="19"/>
    <meta:generator>LibreOffice/7.6.2.1$Windows_X86_64 LibreOffice_project/56f7684011345957bbf33a7ee678afaf4d2ba333</meta:generator>
  </office:meta>
</office:document-meta>
</file>